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/>
    </style:style>
    <style:style style:name="P3" style:family="paragraph">
      <style:text-properties fo:font-family="'Times New Roman'" style:font-style-name="Italic" style:font-family-generic="roman" style:font-pitch="variable" fo:font-size="1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286cm" draw:transform="rotate (3.1415926535892) translate (11.16cm 6.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.848cm" svg:height="1.288cm" svg:x="5.926cm" svg:y="2.473cm">
          <draw:text-box>
            <text:p text:style-name="P2"><text:span text:style-name="T1">Knowledge</text:span></text:p>
            <text:p text:style-name="P2">sub-model</text:p>
          </draw:text-box>
        </draw:frame>
        <draw:frame draw:style-name="gr3" draw:text-style-name="P3" draw:layer="layout" svg:width="3.528cm" svg:height="1.293cm" svg:x="10.426cm" svg:y="2.473cm">
          <draw:text-box>
            <text:p text:style-name="P3"><text:span text:style-name="T1">Learning Style</text:span></text:p>
            <text:p text:style-name="P2">sub-model</text:p>
          </draw:text-box>
        </draw:frame>
        <draw:frame draw:style-name="gr3" draw:text-style-name="P3" draw:layer="layout" svg:width="3.942cm" svg:height="1.293cm" svg:x="7.526cm" svg:y="6.106cm">
          <draw:text-box>
            <text:p text:style-name="P2"><text:span text:style-name="T2">Learning History</text:span></text:p>
            <text:p text:style-name="P2">sub-model</text:p>
          </draw:text-box>
        </draw:frame>
        <draw:custom-shape draw:style-name="gr4" draw:text-style-name="P1" draw:layer="layout" svg:width="0.203cm" svg:height="0.203cm" svg:x="11.011cm" svg:y="3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03cm" svg:height="0.203cm" svg:x="7.611cm" svg:y="3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03cm" svg:height="0.203cm" svg:x="9.357cm" svg:y="6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7T16:12:43.09</meta:creation-date>
    <dc:date>2014-09-17T16:55:54.81</dc:date>
    <dc:creator>Loc Nguyen</dc:creator>
    <meta:editing-duration>PT43M7S</meta:editing-duration>
    <meta:editing-cycles>10</meta:editing-cycles>
    <meta:generator>OpenOffice/4.1.0$Win32 OpenOffice.org_project/410m18$Build-9764</meta:generator>
    <meta:document-statistic meta:object-count="7"/>
  </office:meta>
</office:document-meta>
</file>